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"/>
    <style:font-face style:name="OpenSymbol" svg:font-family="OpenSymbol"/>
    <style:font-face style:name="Tahoma1" svg:font-family="Tahoma"/>
    <style:font-face style:name="Consolas" svg:font-family="Consolas, 'courier new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0pt" style:font-size-asian="10pt" style:font-size-complex="10pt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font-name="Consolas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Consolas" fo:font-size="10pt" style:font-size-asian="10pt" style:font-size-complex="10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1.251cm" fo:margin-right="0cm" fo:text-indent="0cm" style:auto-text-indent="false" fo:padding="0.074cm" fo:border-left="none" fo:border-right="none" fo:border-top="none" fo:border-bottom="0.035cm solid #000000" style:join-border="false"/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margin-left="1.251cm" fo:margin-right="0cm" fo:margin-top="0cm" fo:margin-bottom="0cm" fo:line-height="175%" fo:text-align="start" style:justify-single-word="false" fo:text-indent="0cm" style:auto-text-indent="false" fo:padding="0cm" fo:border="none" style:join-border="false"/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margin-top="0cm" fo:margin-bottom="0cm" style:line-height-at-least="0.397cm" fo:text-align="start" style:justify-single-word="false" fo:widows="1" fo:text-indent="0cm" style:auto-text-indent="false" fo:padding="0cm" fo:border="none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 style:list-style-name="L1">
      <style:text-properties style:font-name="Times New Roman" fo:font-size="10pt" style:font-size-asian="10pt" style:font-size-complex="10pt"/>
    </style:style>
    <style:style style:name="P14" style:family="paragraph" style:parent-style-name="Standard"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L1">
      <style:text-properties fo:font-variant="normal" fo:text-transform="none" fo:color="#000000" style:text-outline="false" style:text-line-through-style="none" style:font-name="Consolas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1.251cm" fo:margin-right="0cm" fo:text-indent="0cm" style:auto-text-indent="false" fo:padding="0.074cm" fo:border-left="none" fo:border-right="none" fo:border-top="none" fo:border-bottom="0.035cm solid #000000" style:join-border="false"/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1.251cm" fo:margin-right="0cm" fo:text-indent="0cm" style:auto-text-indent="false" fo:padding="0.074cm" fo:border-left="none" fo:border-right="none" fo:border-top="none" fo:border-bottom="0.035cm solid #000000" style:join-border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style:font-size-asian="10pt" style:font-size-complex="10pt"/>
    </style:style>
    <style:style style:name="P20" style:family="paragraph" style:parent-style-name="Standard" style:list-style-name="L1">
      <style:paragraph-properties fo:padding="0.074cm" fo:border-left="none" fo:border-right="none" fo:border-top="none" fo:border-bottom="0.035cm solid #000000" style:join-border="false"/>
      <style:text-properties style:font-name="Times New Roman" fo:font-size="10pt" style:font-size-asian="10pt" style:font-size-complex="10pt"/>
    </style:style>
    <style:style style:name="P21" style:family="paragraph" style:parent-style-name="Text_20_body" style:list-style-name="L1">
      <style:paragraph-properties style:line-height-at-least="0.45cm" fo:text-align="start" style:justify-single-word="false" fo:padding="0cm" fo:border="none"/>
      <style:text-properties fo:font-size="10pt" style:font-size-asian="10pt" style:font-size-complex="10pt"/>
    </style:style>
    <style:style style:name="P22" style:family="paragraph" style:parent-style-name="Text_20_body" style:list-style-name="L1">
      <style:paragraph-properties style:line-height-at-least="0.45cm" fo:text-align="start" style:justify-single-word="false" fo:padding="0cm" fo:border="none" style:join-border="false"/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fo:letter-spacing="norm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fo:letter-spacing="normal" fo:font-style="italic" fo:text-shadow="none" style:text-underline-style="none" fo:font-weight="bold" style:font-name-asian="Arial" style:font-style-asian="italic" style:font-weight-asian="bold" style:font-name-complex="Arial" style:font-style-complex="italic" style:font-weight-complex="bold" style:text-emphasize="none" style:text-overline-style="none" style:text-overline-color="font-color"/>
    </style:style>
    <style:style style:name="T4" style:family="text">
      <style:text-properties fo:font-variant="normal" fo:text-transform="none" fo:color="#000000" style:font-name="Consolas1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style:font-name="Consolas1" fo:font-size="10pt" fo:letter-spacing="normal" fo:font-style="normal" fo:font-weight="normal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Consolas1" fo:letter-spacing="normal" fo:font-style="normal" fo:font-weight="normal"/>
    </style:style>
    <style:style style:name="T7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style:font-name="Consolas1" fo:letter-spacing="normal" fo:font-style="normal" fo:font-weight="normal"/>
    </style:style>
    <style:style style:name="T10" style:family="text">
      <style:text-properties style:font-name="Times New Roman"/>
    </style:style>
    <style:style style:name="T11" style:family="text">
      <style:text-properties fo:color="#000000" style:font-name="Times New Roman" fo:font-size="10pt" style:font-size-asian="10pt" style:font-size-complex="10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buecher.lingoworld.de/it_komp/auswert.php" xlink:type="simple"/>
        <form:form form:name="quizform" form:apply-filter="true" form:method="post" form:control-implementation="ooo:com.sun.star.form.component.Form" office:target-frame="" xlink:href="http://www.w3schools.com/quiztest/quiztest.asp?qtest=JavaScript" xlink:type="simple"/>
        <form:form form:name="quizform" form:apply-filter="true" form:method="post" form:control-implementation="ooo:com.sun.star.form.component.Form" office:target-frame="" xlink:href="http://www.w3schools.com/quiztest/quiztest.asp?qtest=JavaScript" xlink:type="simple"/>
        <form:form form:name="quizform" form:apply-filter="true" form:method="post" form:control-implementation="ooo:com.sun.star.form.component.Form" office:target-frame="" xlink:href="http://www.w3schools.com/quiztest/quiztest.asp?qtest=JavaScript" xlink:type="simple"/>
        <form:form form:name="quizform" form:apply-filter="true" form:method="post" form:control-implementation="ooo:com.sun.star.form.component.Form" office:target-frame="" xlink:href="http://www.w3schools.com/quiztest/quiztest.asp?qtest=JavaScript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ikerschule Erlangen<text:tab/><text:tab/><text:tab/>Wiederholung<text:tab/><text:tab/><text:tab/><text:tab/><text:tab/><text:tab/>Y.Fitzgerald</text:p>
      <text:p text:style-name="P2">Internet Technologie<text:tab/><text:tab/><text:tab/><text:tab/><text:tab/><text:tab/><text:tab/><text:tab/><text:tab/><text:tab/>07.06.2016</text:p>
      <text:p text:style-name="P8"/>
      <text:list xml:id="list6823695722482498409" text:style-name="L1">
        <text:list-item>
          <text:p text:style-name="P13">Aufgabe (3 Punkte)</text:p>
          <text:p text:style-name="P13">Gegeben sei das Array in der Variable arr1. Wie lässt sich dieses Array um das Element 'abc' verlängern? <text:span text:style-name="T1">Geben Sie drei verschiedene Möglichkeiten an.</text:span></text:p>
          <text:p text:style-name="P13"><text:span text:style-name="T12">arr1.push( 'abc');</text:span></text:p>
          <text:p text:style-name="P13"><text:span text:style-name="T12">arr1.[arr1.length]= <text:s/>'abc';</text:span></text:p>
          <text:p text:style-name="P20"><text:span text:style-name="T3">arr1 = arr1.concat('abc');</text:span><text:tab/><text:tab/><text:tab/><text:tab/></text:p>
        </text:list-item>
        <text:list-item>
          <text:p text:style-name="P13">Aufgabe (2 Punkte)</text:p>
          <text:p text:style-name="P13">Gegeben sei das Array in der Variable arr1. Wie lässt sich der Inhalt dieses Arrays – jedes Element in einer Zeile in Konsole ausgeben?</text:p>
        </text:list-item>
      </text:list>
      <text:p text:style-name="P4"><text:tab/>Lsg: for ( var i = 0 ; i &lt; arr1.length; i++) {</text:p>
      <text:p text:style-name="P4"><text:tab/><text:tab/>document.writeln (arr1[i]);</text:p>
      <text:p text:style-name="P17"><text:tab/>}</text:p>
      <text:list xml:id="list36493118" text:continue-numbering="true" text:style-name="L1">
        <text:list-item>
          <text:p text:style-name="P13">Aufgabe ( 3 Punkte)</text:p>
          <text:p text:style-name="P13">Gegeben sei folgendes Array arr2 <text:s/>= [ 77,66,44,33,22,88];</text:p>
          <text:p text:style-name="P21">Geben Sie jeweils eine Anweisung mit slice und eine Anweisung mit splice, die [33,22] als Rückgabewert liefert.</text:p>
          <text:p text:style-name="P22">Lsg: arr2.splice(3,2); <text:s/>arr2.slice(3,5);</text:p>
        </text:list-item>
        <text:list-item>
          <text:p text:style-name="P13">Aufgabe ( 1 Punkt)</text:p>
          <text:p text:style-name="P13">Gegeben sei folgendes Array arr2 <text:s/>= [ 77,66,44,33,22,88]; Was ist das Ergebnis von arr2.sort()</text:p>
        </text:list-item>
      </text:list>
      <text:p text:style-name="P4"/>
      <text:p text:style-name="P16">Lsg: [22,33,44,66,77,88]</text:p>
      <text:list xml:id="list36493245" text:continue-numbering="true" text:style-name="L1">
        <text:list-header>
          <text:p text:style-name="P13"/>
        </text:list-header>
        <text:list-item>
          <text:p text:style-name="P13">Aufgabe ( 1 Punkt) </text:p>
          <text:p text:style-name="P13">Gegeben sei folgendes Array arr2 <text:s/>= [ 77,66,44,33,22,88]; Was ist das Ergebnis von <text:span text:style-name="T2">arr2.reverse()</text:span></text:p>
        </text:list-item>
      </text:list>
      <text:p text:style-name="P10">Lsg: [88,22,33,44,66,77]</text:p>
      <text:list xml:id="list36496506" text:continue-numbering="true" text:style-name="L1">
        <text:list-item>
          <text:p text:style-name="P13">Aufgabe (4 Punkte)</text:p>
          <text:p text:style-name="P13">Folgendes HTML-Dokument liegt vor:</text:p>
          <text:p text:style-name="P13"/>
          <text:p text:style-name="P15">&lt;!DOCTYPE html&gt;</text:p>
          <text:p text:style-name="P15">&lt;html&gt;</text:p>
          <text:p text:style-name="P15">&lt;body&gt;</text:p>
          <text:p text:style-name="P15">&lt;button&gt;The time is?&lt;/button&gt;</text:p>
          <text:p text:style-name="P15">&lt;/body&gt;</text:p>
          <text:p text:style-name="P15">&lt;/html&gt;</text:p>
        </text:list-item>
      </text:list>
      <text:p text:style-name="P3"/>
      <text:p text:style-name="P3"><text:tab/><text:span text:style-name="T10">Was muss ergänzt werden, um beim Drücken des Buttons das Datum im Button angezeigt zu bekommen?</text:span></text:p>
      <text:p text:style-name="P8">Lsg:</text:p>
      <text:p text:style-name="P8">&lt;button onclick = "date()"&gt;The time is?&lt;/button&gt;<text:tab/></text:p>
      <text:p text:style-name="P8">&lt;script&gt;</text:p>
      <text:p text:style-name="P8">function date() {</text:p>
      <text:p text:style-name="P8"><text:tab/>var x = document.getElementsByTagName('button')[0];</text:p>
      <text:p text:style-name="P8"><text:tab/>x.innerHTML = Date();</text:p>
      <text:p text:style-name="P8">}</text:p>
      <text:p text:style-name="P8">oder </text:p>
      <text:p text:style-name="P5"><text:span text:style-name="T2">&lt;button onclick="document.getElementsByTagName('button')[0].innerHTML= Date()"&gt;The time is?&lt;/button&gt;</text:span></text:p>
      <text:list xml:id="list36475656" text:continue-numbering="true" text:style-name="L1">
        <text:list-item>
          <text:p text:style-name="P13">Aufgabe ( 8 Punkte) </text:p>
        </text:list-item>
      </text:list>
      <text:p text:style-name="P5">a) Folgendes Formular sei gegeben: </text:p>
      <text:p text:style-name="P5"/>
      <text:p text:style-name="P6"><text:span text:style-name="T9">&lt;form name="myForm" action="demo_form.asp" method="post" onsubmit = &gt;</text:span><text:line-break/><text:tab/><text:span text:style-name="T9">Name: &lt;input type="text" name="fname"&gt;</text:span></text:p>
      <text:p text:style-name="P11"><text:span text:style-name="Source_20_Text"><text:span text:style-name="T7"><text:tab/><text:tab/>Alter:&lt;</text:span></text:span><text:span text:style-name="Source_20_Text"><text:span text:style-name="T8">input</text:span></text:span><text:span text:style-name="T8"> </text:span><text:span text:style-name="Source_20_Text"><text:span text:style-name="T8">type=</text:span></text:span><text:span text:style-name="Source_20_Text"><text:span text:style-name="T5">"text"</text:span></text:span><text:span text:style-name="T8"> </text:span><text:span text:style-name="Source_20_Text"><text:span text:style-name="T8">name="alter"&gt;</text:span></text:span><text:span text:style-name="T11"><text:line-break/><text:tab/><text:tab/></text:span><text:span text:style-name="T4">&lt;input type="submit" value="Submit"&gt;</text:span><text:span text:style-name="T11"><text:line-break/><text:tab/></text:span><text:span text:style-name="T4">&lt;/form&gt;</text:span><text:span text:style-name="T11"> </text:span></text:p>
      <text:p text:style-name="P5"/>
      <text:list xml:id="list36489923" text:continue-numbering="true" text:style-name="L1">
        <text:list-header>
          <text:p text:style-name="P13"><text:soft-page-break/>Was muss man ergänzen, um durch das Drücken des Submitbuttons die Funktion validateForm() aufzurufen und abhängig vom Ergebnis die <text:s/><text:span text:style-name="T6">action="demo_form.asp"</text:span>auszuführen?</text:p>
        </text:list-header>
      </text:list>
      <text:p text:style-name="P4"><text:tab/></text:p>
      <text:p text:style-name="P9">Lsg: &lt;form onsubmit= “return validateForm();“ <text:s text:c="2"/></text:p>
      <text:p text:style-name="P4"><text:tab/>b) Realisieren Sie die Funktion validateForm aus a), so dass diese Funktion folgendes prüft:</text:p>
      <text:p text:style-name="P4"><text:tab/> <text:tab/>- Eingabefelder für Name und Alter nicht leer <text:tab/></text:p>
      <text:p text:style-name="P4"><text:tab/><text:tab/>- Alter ist eine Zahl zwischen 0 und 100.</text:p>
      <text:p text:style-name="P4"/>
      <text:p text:style-name="P4"><text:tab/>Bei fehlerhafter Eingabe wird eine Warnung angezeigt und false zurückgeliefert sonst true.</text:p>
      <text:p text:style-name="P4"><text:tab/><text:tab/></text:p>
      <text:p text:style-name="P4"><text:tab/>Lsg: function validateForm(){</text:p>
      <text:p text:style-name="P4"><text:tab/><text:tab/>var name = document.getElementsByName("fname")[0].value;</text:p>
      <text:p text:style-name="P4"><text:tab/><text:tab/>var alter = document.getElementsByName("alter")[0].value;</text:p>
      <text:p text:style-name="P4"><text:tab/><text:tab/>if ((name != "" &amp;&amp; alter != "") &amp;&amp; (alter &gt; 0 &amp;&amp; alter &lt;100)){</text:p>
      <text:p text:style-name="P4"><text:tab/><text:tab/><text:tab/>return true;</text:p>
      <text:p text:style-name="P4"><text:tab/><text:tab/>} else {</text:p>
      <text:p text:style-name="P4"><text:tab/><text:tab/><text:tab/>alert ( "Eingabefelder fehlerhaft");</text:p>
      <text:p text:style-name="P4"><text:tab/><text:tab/><text:tab/>return false;</text:p>
      <text:p text:style-name="P4"><text:tab/><text:tab/>}</text:p>
      <text:p text:style-name="P4"><text:tab/>}</text:p>
      <text:p text:style-name="P4"><text:tab/></text:p>
      <text:list xml:id="list36492383" text:continue-numbering="true" text:style-name="L1">
        <text:list-item>
          <text:p text:style-name="P13">Aufgabe (10 Punkte)</text:p>
          <text:p text:style-name="P13">Geben sei folgendes HTML-Dokument. <text:s/></text:p>
        </text:list-item>
      </text:list>
      <text:p text:style-name="P7">&lt;!DOCTYPE html&gt;</text:p>
      <text:p text:style-name="P7">&lt;html&gt;</text:p>
      <text:p text:style-name="P7">&lt;body&gt;</text:p>
      <text:p text:style-name="P7"/>
      <text:p text:style-name="P7">Select your favorite fruit:</text:p>
      <text:p text:style-name="P7">&lt;br&gt;</text:p>
      <text:p text:style-name="P7">&lt;select size="4"&gt;</text:p>
      <text:p text:style-name="P7"><text:s text:c="2"/>&lt;option id="apple" selected&gt;Apple&lt;/option&gt;</text:p>
      <text:p text:style-name="P7"><text:s text:c="2"/>&lt;option id="orange"&gt;Orange&lt;/option&gt;</text:p>
      <text:p text:style-name="P7"><text:s text:c="2"/>&lt;option id="pineapple"&gt;Pineapple&lt;/option&gt;</text:p>
      <text:p text:style-name="P7"><text:s text:c="2"/>&lt;option id="banana"&gt;Banana&lt;/option&gt;</text:p>
      <text:p text:style-name="P7">&lt;/select&gt;</text:p>
      <text:p text:style-name="P7">&lt;p&gt;Click the button to return options selected.&lt;/p&gt;</text:p>
      <text:p text:style-name="P7">&lt;button onclick="myFunction()"&gt;Try it&lt;/button&gt;</text:p>
      <text:p text:style-name="P7">&lt;p id="demo"&gt;&lt;/p&gt;</text:p>
      <text:p text:style-name="P4"><text:tab/>Geben Sie den Javascriptteil mit der Funktion myFunction() an, die eine Liste von bisher ausgewählte <text:tab/>Optionen im Element 'demo' als Tabelle formatiert ausgibt.</text:p>
      <text:p text:style-name="P4"/>
      <text:p text:style-name="P4"><text:tab/><text:span text:style-name="T2">Lsg: &lt;script&gt;<text:tab/><text:tab/><text:tab/><text:tab/><text:tab/><text:tab/><text:tab/></text:span></text:p>
      <text:p text:style-name="P16">var text = "&lt;table&gt;&lt;tr&gt;&lt;th&gt; Ausgewählte:&lt;/th&gt;&lt;/tr&gt;";<text:tab/><text:tab/></text:p>
      <text:p text:style-name="P16">function myFunction() {<text:tab/><text:tab/><text:tab/><text:tab/><text:tab/><text:tab/></text:p>
      <text:p text:style-name="P16"><text:s text:c="4"/>var p = document.getElementsByTagName("p");<text:tab/><text:tab/></text:p>
      <text:p text:style-name="P16"><text:s text:c="4"/>var list = document.getElementsByTagName("option");<text:tab/></text:p>
      <text:p text:style-name="P16"><text:s text:c="4"/>for ( i = 0; i &lt; list.length; i++){<text:tab/><text:tab/><text:tab/><text:tab/></text:p>
      <text:p text:style-name="P16"><text:s text:c="8"/>if ( <text:s/>list[i].selected){<text:tab/><text:tab/><text:tab/><text:tab/><text:tab/></text:p>
      <text:p text:style-name="P16"><text:s text:c="12"/>text += "&lt;tr&gt;&lt;td&gt;" + list[i].value +"&lt;/td&gt;&lt;/tr&gt;";<text:tab/></text:p>
      <text:p text:style-name="P16"><text:s text:c="8"/>}</text:p>
      <text:p text:style-name="P16"><text:s text:c="5"/>}</text:p>
      <text:p text:style-name="P16"><text:s text:c="5"/>p[0].innerHTML = text + "&lt;/table&gt;"; <text:s text:c="5"/></text:p>
      <text:p text:style-name="P16">}</text:p>
      <text:p text:style-name="P14"><text:span text:style-name="T2"><text:tab/>&lt;/script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"/>
    <style:font-face style:name="OpenSymbol" svg:font-family="OpenSymbol"/>
    <style:font-face style:name="Tahoma1" svg:font-family="Tahoma"/>
    <style:font-face style:name="Consolas" svg:font-family="Consolas, 'courier new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tandard_7e_LT_7e_Gliederung_20_1" style:display-name="Standard~LT~Gliederung 1" style:family="paragraph">
      <style:paragraph-properties fo:margin-left="0.953cm" fo:margin-right="0cm" fo:margin-top="0.176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Lucida Sans Unicode" fo:font-size="20pt" fo:font-style="normal" fo:text-shadow="none" style:text-underline-style="none" fo:font-weight="bold" style:font-name-asian="Lucida Sans Unicode" style:font-size-asian="20pt" style:font-style-asian="normal" style:font-weight-asian="bold" style:font-name-complex="Lucida Sans Unicode" style:font-size-complex="20pt" style:font-style-complex="normal" style:font-weight-complex="bold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weight="normal" style:font-weight-asian="normal" style:font-weight-complex="normal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.159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Lucida Sans Unicode1" style:font-size-asian="10pt" style:font-weight-asian="bold" style:font-name-complex="Tahoma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1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1" style:font-size-asian="14pt" style:font-weight-asian="bold" style:font-name-complex="Tahoma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2</text:page-number> von <text:s/>4<text:tab/><text:tab/>…...bitte wenden!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</meta:initial-creator>
    <meta:creation-date>2009-09-26T17:14:50.87</meta:creation-date>
    <dc:date>2016-06-08T16:31:21.31</dc:date>
    <dc:creator>Yvonne Fitzgerald</dc:creator>
    <meta:editing-duration>PT22H34M30S</meta:editing-duration>
    <meta:editing-cycles>241</meta:editing-cycles>
    <meta:generator>OpenOffice/4.1.1$Win32 OpenOffice.org_project/411m6$Build-9775</meta:generator>
    <meta:printed-by>Yvonne Fitzgerald</meta:printed-by>
    <meta:print-date>2016-06-01T15:24:22.59</meta:print-date>
    <meta:document-statistic meta:table-count="0" meta:image-count="0" meta:object-count="0" meta:page-count="2" meta:paragraph-count="94" meta:word-count="470" meta:character-count="3643"/>
  </office:meta>
</office:document-meta>
</file>